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2.2866in"/>
    </style:style>
    <style:style style:name="co36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0.5283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2681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0.4102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8283in"/>
    </style:style>
    <style:style style:name="co24" style:family="table-column">
      <style:table-column-properties fo:break-before="auto" style:column-width="0.9146in"/>
    </style:style>
    <style:style style:name="co25" style:family="table-column">
      <style:table-column-properties fo:break-before="auto" style:column-width="0.7862in"/>
    </style:style>
    <style:style style:name="co26" style:family="table-column">
      <style:table-column-properties fo:break-before="auto" style:column-width="0.8075in"/>
    </style:style>
    <style:style style:name="co27" style:family="table-column">
      <style:table-column-properties fo:break-before="auto" style:column-width="0.8398in"/>
    </style:style>
    <style:style style:name="co28" style:family="table-column">
      <style:table-column-properties fo:break-before="auto" style:column-width="0.8827in"/>
    </style:style>
    <style:style style:name="co29" style:family="table-column">
      <style:table-column-properties fo:break-before="auto" style:column-width="0.7965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9791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429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898in"/>
    </style:style>
    <style:style style:name="co39" style:family="table-column">
      <style:table-column-properties fo:break-before="auto" style:column-width="0.3354in"/>
    </style:style>
    <style:style style:name="co40" style:family="table-column">
      <style:table-column-properties fo:break-before="auto" style:column-width="0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 style:data-style-name="N4"/>
    <style:style style:name="ce1" style:family="table-cell" style:parent-style-name="Default">
      <style:text-properties fo:language="en" fo:country="U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6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content-validation-name="val1" table:number-columns-repeated="2"/>
          <table:table-cell table:style-name="ce8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8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(max11chars)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Fallen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Rensa</text:p>
          </table:table-cell>
          <table:table-cell table:number-columns-repeated="4"/>
          <table:table-cell office:value-type="string" calcext:value-type="string">
            <text:p>Succubus</text:p>
          </table:table-cell>
          <table:table-cell table:number-columns-repeated="8"/>
        </table:table-row>
        <table:table-row table:style-name="ro1">
          <table:table-cell table:number-columns-repeated="2" table:content-validation-name="val1" office:value-type="string" calcext:value-type="string">
            <text:p>Rensa</text:p>
          </table:table-cell>
          <table:table-cell table:number-columns-repeated="4"/>
          <table:table-cell office:value-type="string" calcext:value-type="string">
            <text:p>Succubus</text:p>
          </table:table-cell>
          <table:table-cell table:number-columns-repeated="8"/>
        </table:table-row>
        <table:table-row table:style-name="ro1">
          <table:table-cell table:number-columns-repeated="2" table:content-validation-name="val1" office:value-type="string" calcext:value-type="string">
            <text:p>ERensa</text:p>
          </table:table-cell>
          <table:table-cell table:number-columns-repeated="4"/>
          <table:table-cell office:value-type="string" calcext:value-type="string">
            <text:p>Succubus</text:p>
          </table:table-cell>
          <table:table-cell table:number-columns-repeated="8"/>
        </table:table-row>
        <table:table-row table:style-name="ro1">
          <table:table-cell table:number-columns-repeated="2" table:content-validation-name="val1" office:value-type="string" calcext:value-type="string">
            <text:p>MinaMune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table:number-columns-repeated="8"/>
        </table:table-row>
        <table:table-row table:style-name="ro1" table:number-rows-repeated="26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6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8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8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8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9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30" calcext:value-type="float">
            <text:p>53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table:formula="of:=SUM([.B38:.G38])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content-validation-name="val1" table:formula="of:=SUM([.B39:.G39])" office:value-type="float" office:value="350" calcext:value-type="float">
            <text:p>35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40:.G40])" office:value-type="float" office:value="500" calcext:value-type="float">
            <text:p>50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1]" office:value-type="string" office:string-value="CRensa" calcext:value-type="string">
            <text:p>CRensa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content-validation-name="val1" table:formula="of:=SUM([.B41:.G41])" office:value-type="float" office:value="322" calcext:value-type="float">
            <text:p>322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arena tra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42]" office:value-type="string" office:string-value="Rensa" calcext:value-type="string">
            <text:p>Rensa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content-validation-name="val1" table:formula="of:=SUM([.B42:.G42])" office:value-type="float" office:value="436" calcext:value-type="float">
            <text:p>436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arena tra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43]" office:value-type="string" office:string-value="ERensa" calcext:value-type="string">
            <text:p>ERensa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43:.G43])" office:value-type="float" office:value="520" calcext:value-type="float">
            <text:p>52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kill lin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aMune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44:.G44])" office:value-type="float" office:value="410" calcext:value-type="float">
            <text:p>410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104853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Evo" table:style-name="ta1">
        <table:table-column table:style-name="co6" table:default-cell-style-name="ce1"/>
        <table:table-column table:style-name="co2" table:number-columns-repeated="21" table:default-cell-style-name="Default"/>
        <table:table-row table:style-name="ro1">
          <table:table-cell table:content-validation-name="val1"/>
          <table:table-cell table:number-columns-repeated="21"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office:value-type="string" calcext:value-type="string">
            <text:p>method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6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ethod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number-columns-repeated="21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number-columns-repeated="21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number-columns-repeated="21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number-columns-repeated="21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number-columns-repeated="21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table:number-columns-repeated="21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lev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alea</text:p>
          </table:table-cell>
          <table:table-cell table:number-columns-repeated="1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lev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zalea</text:p>
          </table:table-cell>
          <table:table-cell table:number-columns-repeated="1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table:number-columns-repeated="21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lev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ephyra</text:p>
          </table:table-cell>
          <table:table-cell table:number-columns-repeated="1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lev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Zephyra</text:p>
          </table:table-cell>
          <table:table-cell table:number-columns-repeated="1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table:number-columns-repeated="21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table:number-columns-repeated="21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table:number-columns-repeated="21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table:number-columns-repeated="21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table:number-columns-repeated="21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table:number-columns-repeated="21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lev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uria</text:p>
          </table:table-cell>
          <table:table-cell table:number-columns-repeated="1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lev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Yuria</text:p>
          </table:table-cell>
          <table:table-cell table:number-columns-repeated="1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table:number-columns-repeated="21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lev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Gemma</text:p>
          </table:table-cell>
          <table:table-cell table:number-columns-repeated="1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table:number-columns-repeated="21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table:number-columns-repeated="21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table:number-columns-repeated="21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table:number-columns-repeated="21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table:number-columns-repeated="21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lev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rin</text:p>
          </table:table-cell>
          <table:table-cell table:number-columns-repeated="1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lev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Karin</text:p>
          </table:table-cell>
          <table:table-cell table:number-columns-repeated="1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table:number-columns-repeated="21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table:number-columns-repeated="21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lev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ucilleR</text:p>
          </table:table-cell>
          <table:table-cell table:number-columns-repeated="1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1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table:number-columns-repeated="21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table:number-columns-repeated="21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table:number-columns-repeated="21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string" calcext:value-type="string">
            <text:p>lev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elaide</text:p>
          </table:table-cell>
          <table:table-cell table:number-columns-repeated="18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string" calcext:value-type="string">
            <text:p>lev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delaide</text:p>
          </table:table-cell>
          <table:table-cell table:number-columns-repeated="18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table:number-columns-repeated="21"/>
        </table:table-row>
        <table:table-row table:style-name="ro1">
          <table:table-cell table:content-validation-name="val1" table:formula="of:=[$Pokedex.A41]" office:value-type="string" office:string-value="CRensa" calcext:value-type="string">
            <text:p>CRensa</text:p>
          </table:table-cell>
          <table:table-cell table:number-columns-repeated="21"/>
        </table:table-row>
        <table:table-row table:style-name="ro1">
          <table:table-cell table:content-validation-name="val1" table:formula="of:=[$Pokedex.A42]" office:value-type="string" office:string-value="Rensa" calcext:value-type="string">
            <text:p>Rensa</text:p>
          </table:table-cell>
          <table:table-cell table:number-columns-repeated="21"/>
        </table:table-row>
        <table:table-row table:style-name="ro1">
          <table:table-cell table:content-validation-name="val1" table:formula="of:=[$Pokedex.A43]" office:value-type="string" office:string-value="ERensa" calcext:value-type="string">
            <text:p>ERens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inaMune</text:p>
          </table:table-cell>
          <table:table-cell table:number-columns-repeated="21"/>
        </table:table-row>
        <table:table-row table:style-name="ro1" table:number-rows-repeated="104853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Images" table:style-name="ta1">
        <office:forms form:automatic-focus="false" form:apply-design-mode="false"/>
        <table:table-column table:style-name="co2" table:default-cell-style-name="ce1"/>
        <table:table-column table:style-name="co19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8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azalea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zephyra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florence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florence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1]" office:value-type="string" office:string-value="CRensa" calcext:value-type="string">
            <text:p>CRensa</text:p>
          </table:table-cell>
          <table:table-cell office:value-type="string" calcext:value-type="string">
            <text:p>rensa</text:p>
          </table:table-cell>
          <table:table-cell table:number-columns-repeated="8"/>
        </table:table-row>
        <table:table-row table:style-name="ro1">
          <table:table-cell table:content-validation-name="val1" table:formula="of:=[$Pokedex.A42]" office:value-type="string" office:string-value="Rensa" calcext:value-type="string">
            <text:p>Rensa</text:p>
          </table:table-cell>
          <table:table-cell office:value-type="string" calcext:value-type="string">
            <text:p>rensa</text:p>
          </table:table-cell>
          <table:table-cell table:number-columns-repeated="8"/>
        </table:table-row>
        <table:table-row table:style-name="ro1">
          <table:table-cell table:content-validation-name="val1" table:formula="of:=[$Pokedex.A43]" office:value-type="string" office:string-value="ERensa" calcext:value-type="string">
            <text:p>ERensa</text:p>
          </table:table-cell>
          <table:table-cell office:value-type="string" calcext:value-type="string">
            <text:p>rensa</text:p>
          </table:table-cell>
          <table:table-cell table:number-columns-repeated="8"/>
        </table:table-row>
        <table:table-row table:style-name="ro1">
          <table:table-cell table:content-validation-name="val1" office:value-type="string" calcext:value-type="string">
            <text:p>MinaMune</text:p>
          </table:table-cell>
          <table:table-cell office:value-type="string" calcext:value-type="string">
            <text:p>minamune</text:p>
          </table:table-cell>
          <table:table-cell table:number-columns-repeated="8"/>
        </table:table-row>
        <table:table-row table:style-name="ro1" table:number-rows-repeated="25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office:forms form:automatic-focus="false" form:apply-design-mode="false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number-columns-repeated="5" table:default-cell-style-name="Default"/>
        <table:table-column table:style-name="co37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3]);[.A74])" office:value-type="string" office:string-value="CAdelaide" calcext:value-type="string">
            <text:p>CAdelaide</text:p>
          </table:table-cell>
          <table:table-cell table:style-name="ce18" office:value-type="float" office:value="37.5" calcext:value-type="float">
            <text:p>3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4]);[.A75])" office:value-type="string" office:string-value="CAdelaide" calcext:value-type="string">
            <text:p>CAdelai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5]);[.A76])" office:value-type="string" office:string-value="Adelaide" calcext:value-type="string">
            <text:p>Adelaide</text:p>
          </table:table-cell>
          <table:table-cell table:style-name="ce18" office:value-type="float" office:value="38.5" calcext:value-type="float">
            <text:p>3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6]);[.A77])" office:value-type="string" office:string-value="Adelaide" calcext:value-type="string">
            <text:p>Adelaid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7]);[.A78])" office:value-type="string" office:string-value="EAdelaide" calcext:value-type="string">
            <text:p>EAdelaide</text:p>
          </table:table-cell>
          <table:table-cell table:style-name="ce18" office:value-type="float" office:value="39.5" calcext:value-type="float">
            <text:p>3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8]);[.A79])" office:value-type="string" office:string-value="EAdelaide" calcext:value-type="string">
            <text:p>EAdelai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9]);[.A80])" office:value-type="string" office:string-value="CRensa" calcext:value-type="string">
            <text:p>CRensa</text:p>
          </table:table-cell>
          <table:table-cell table:style-name="ce18" office:value-type="float" office:value="40.5" calcext:value-type="float">
            <text:p>4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0]);[.A81])" office:value-type="string" office:string-value="CRensa" calcext:value-type="string">
            <text:p>CRens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ber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1]);[.A82])" office:value-type="string" office:string-value="Rensa" calcext:value-type="string">
            <text:p>Rensa</text:p>
          </table:table-cell>
          <table:table-cell table:style-name="ce18" office:value-type="float" office:value="41.5" calcext:value-type="float">
            <text:p>4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2]);[.A83])" office:value-type="string" office:string-value="Rensa" calcext:value-type="string">
            <text:p>Rens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ber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3]);[.A84])" office:value-type="string" office:string-value="ERensa" calcext:value-type="string">
            <text:p>ERensa</text:p>
          </table:table-cell>
          <table:table-cell table:style-name="ce18" office:value-type="float" office:value="42.5" calcext:value-type="float">
            <text:p>4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4]);[.A85])" office:value-type="string" office:string-value="ERensa" calcext:value-type="string">
            <text:p>ERens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ember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85]);[.A86])" office:value-type="string" office:string-value="MinaMune" calcext:value-type="string">
            <text:p>MinaMune</text:p>
          </table:table-cell>
          <table:table-cell table:style-name="ce18" office:value-type="float" office:value="43.5" calcext:value-type="float">
            <text:p>4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86]);[.A87])" office:value-type="string" office:string-value="MinaMune" calcext:value-type="string">
            <text:p>MinaMu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8" table:default-cell-style-name="ce21"/>
        <table:table-column table:style-name="co39" table:default-cell-style-name="ce25"/>
        <table:table-column table:style-name="co39" table:number-columns-repeated="6" table:default-cell-style-name="ce26"/>
        <table:table-column table:style-name="co39" table:default-cell-style-name="ce27"/>
        <table:table-column table:style-name="co40" table:default-cell-style-name="ce25"/>
        <table:table-column table:style-name="co40" table:default-cell-style-name="ce24"/>
        <table:table-column table:style-name="co40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8]" office:value-type="string" office:string-value="CAdelaide" calcext:value-type="string">
            <text:p>C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9]" office:value-type="string" office:string-value="Adelaide" calcext:value-type="string">
            <text:p>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0]" office:value-type="string" office:string-value="EAdelaide" calcext:value-type="string">
            <text:p>E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1]" office:value-type="string" office:string-value="CRensa" calcext:value-type="string">
            <text:p>CRens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2]" office:value-type="string" office:string-value="Rensa" calcext:value-type="string">
            <text:p>Rens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3]" office:value-type="string" office:string-value="ERensa" calcext:value-type="string">
            <text:p>ERens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4]" office:value-type="string" office:string-value="MinaMune" calcext:value-type="string">
            <text:p>MinaMu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 table:number-rows-repeated="27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3:TMHM.BG1048576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table:table-column table:style-name="co2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36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table table:name="Analysis" table:style-name="ta1">
        <office:forms form:automatic-focus="false" form:apply-design-mode="false"/>
        <table:table-column table:style-name="co2" table:number-columns-repeated="4" table:default-cell-style-name="Default"/>
        <table:table-column table:style-name="co2" table:default-cell-style-name="ce37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Averages</text:p>
          </table:table-cell>
          <table:table-cell table:number-columns-repeated="2"/>
          <table:table-cell office:value-type="string" calcext:value-type="string">
            <text:p>EV tot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 table:formula="of:=COUNTIF([$Stats.I$1:$Stats.I$1048576];[.A2])+COUNTIF([$Stats.J$1:$Stats.J$1048576];[.A2])" office:value-type="float" office:value="12" calcext:value-type="float">
            <text:p>12</text:p>
          </table:table-cell>
          <table:table-cell/>
          <table:table-cell office:value-type="string" calcext:value-type="string">
            <text:p>HP</text:p>
          </table:table-cell>
          <table:table-cell table:formula="of:=AVERAGE([$Stats.B$1:$Stats.B$1048576])" office:value-type="float" office:value="71.2619047619048" calcext:value-type="float">
            <text:p>71.26</text:p>
          </table:table-cell>
          <table:table-cell/>
          <table:table-cell office:value-type="string" calcext:value-type="string">
            <text:p>HP</text:p>
          </table:table-cell>
          <table:table-cell table:formula="of:=SUM([$Stats.N$1:.N$104857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formula="of:=COUNTIF([$Stats.I$1:$Stats.I$1048576];[.A3])+COUNTIF([$Stats.J$1:$Stats.J$1048576];[.A3])" office:value-type="float" office:value="4" calcext:value-type="float">
            <text:p>4</text:p>
          </table:table-cell>
          <table:table-cell/>
          <table:table-cell office:value-type="string" calcext:value-type="string">
            <text:p>Attack</text:p>
          </table:table-cell>
          <table:table-cell table:formula="of:=AVERAGE([$Stats.C$1:$Stats.C$1048576])" office:value-type="float" office:value="80.6190476190476" calcext:value-type="float">
            <text:p>80.62</text:p>
          </table:table-cell>
          <table:table-cell/>
          <table:table-cell office:value-type="string" calcext:value-type="string">
            <text:p>Attack</text:p>
          </table:table-cell>
          <table:table-cell table:formula="of:=SUM([$Stats.O$1:.O$1048576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COUNTIF([$Stats.I$1:$Stats.I$1048576];[.A4])+COUNTIF([$Stats.J$1:$Stats.J$1048576];[.A4])" office:value-type="float" office:value="1" calcext:value-type="float">
            <text:p>1</text:p>
          </table:table-cell>
          <table:table-cell/>
          <table:table-cell office:value-type="string" calcext:value-type="string">
            <text:p>Defense</text:p>
          </table:table-cell>
          <table:table-cell table:formula="of:=AVERAGE([$Stats.D$1:$Stats.D$1048576])" office:value-type="float" office:value="69.6666666666667" calcext:value-type="float">
            <text:p>69.67</text:p>
          </table:table-cell>
          <table:table-cell/>
          <table:table-cell office:value-type="string" calcext:value-type="string">
            <text:p>Defense</text:p>
          </table:table-cell>
          <table:table-cell table:formula="of:=SUM([$Stats.P$1:.P$104857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formula="of:=COUNTIF([$Stats.I$1:$Stats.I$1048576];[.A5])+COUNTIF([$Stats.J$1:$Stats.J$1048576];[.A5])" office:value-type="float" office:value="1" calcext:value-type="float">
            <text:p>1</text:p>
          </table:table-cell>
          <table:table-cell/>
          <table:table-cell office:value-type="string" calcext:value-type="string">
            <text:p>SpAtk</text:p>
          </table:table-cell>
          <table:table-cell table:formula="of:=AVERAGE([$Stats.E$1:$Stats.E$1048576])" office:value-type="float" office:value="72.8571428571429" calcext:value-type="float">
            <text:p>72.86</text:p>
          </table:table-cell>
          <table:table-cell/>
          <table:table-cell office:value-type="string" calcext:value-type="string">
            <text:p>SpAtk</text:p>
          </table:table-cell>
          <table:table-cell table:formula="of:=SUM([$Stats.Q$1:.Q$104857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table:formula="of:=COUNTIF([$Stats.I$1:$Stats.I$1048576];[.A6])+COUNTIF([$Stats.J$1:$Stats.J$1048576];[.A6])" office:value-type="float" office:value="3" calcext:value-type="float">
            <text:p>3</text:p>
          </table:table-cell>
          <table:table-cell/>
          <table:table-cell office:value-type="string" calcext:value-type="string">
            <text:p>SpDef</text:p>
          </table:table-cell>
          <table:table-cell table:formula="of:=AVERAGE([$Stats.F$1:$Stats.F$1048576])" office:value-type="float" office:value="77.4047619047619" calcext:value-type="float">
            <text:p>77.40</text:p>
          </table:table-cell>
          <table:table-cell/>
          <table:table-cell office:value-type="string" calcext:value-type="string">
            <text:p>SpDef</text:p>
          </table:table-cell>
          <table:table-cell table:formula="of:=SUM([$Stats.R$1:.R$104857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table:formula="of:=COUNTIF([$Stats.I$1:$Stats.I$1048576];[.A7])+COUNTIF([$Stats.J$1:$Stats.J$1048576];[.A7])" office:value-type="float" office:value="5" calcext:value-type="float">
            <text:p>5</text:p>
          </table:table-cell>
          <table:table-cell/>
          <table:table-cell office:value-type="string" calcext:value-type="string">
            <text:p>Speed</text:p>
          </table:table-cell>
          <table:table-cell table:formula="of:=AVERAGE([$Stats.G$1:$Stats.G$1048576])" office:value-type="float" office:value="73.4285714285714" calcext:value-type="float">
            <text:p>73.43</text:p>
          </table:table-cell>
          <table:table-cell/>
          <table:table-cell office:value-type="string" calcext:value-type="string">
            <text:p>Speed</text:p>
          </table:table-cell>
          <table:table-cell table:formula="of:=SUM([$Stats.S$1:.S$104857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table:formula="of:=COUNTIF([$Stats.I$1:$Stats.I$1048576];[.A8])+COUNTIF([$Stats.J$1:$Stats.J$1048576];[.A8])" office:value-type="float" office:value="0" calcext:value-type="float">
            <text:p>0</text:p>
          </table:table-cell>
          <table:table-cell/>
          <table:table-cell office:value-type="string" calcext:value-type="string">
            <text:p>BST</text:p>
          </table:table-cell>
          <table:table-cell table:formula="of:=AVERAGE([$Stats.H$1:$Stats.H$1048576])" office:value-type="float" office:value="445.238095238095" calcext:value-type="float">
            <text:p>44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</text:p>
          </table:table-cell>
          <table:table-cell table:formula="of:=COUNTIF([$Stats.I$1:$Stats.I$1048576];[.A9])+COUNTIF([$Stats.J$1:$Stats.J$1048576];[.A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nd</text:p>
          </table:table-cell>
          <table:table-cell table:formula="of:=COUNTIF([$Stats.I$1:$Stats.I$1048576];[.A10])+COUNTIF([$Stats.J$1:$Stats.J$1048576];[.A10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k</text:p>
          </table:table-cell>
          <table:table-cell table:formula="of:=COUNTIF([$Stats.I$1:$Stats.I$1048576];[.A11])+COUNTIF([$Stats.J$1:$Stats.J$1048576];[.A1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ychic</text:p>
          </table:table-cell>
          <table:table-cell table:formula="of:=COUNTIF([$Stats.I$1:$Stats.I$1048576];[.A12])+COUNTIF([$Stats.J$1:$Stats.J$1048576];[.A1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</text:p>
          </table:table-cell>
          <table:table-cell table:formula="of:=COUNTIF([$Stats.I$1:$Stats.I$1048576];[.A13])+COUNTIF([$Stats.J$1:$Stats.J$1048576];[.A1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g</text:p>
          </table:table-cell>
          <table:table-cell table:formula="of:=COUNTIF([$Stats.I$1:$Stats.I$1048576];[.A14])+COUNTIF([$Stats.J$1:$Stats.J$1048576];[.A14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ost</text:p>
          </table:table-cell>
          <table:table-cell table:formula="of:=COUNTIF([$Stats.I$1:$Stats.I$1048576];[.A15])+COUNTIF([$Stats.J$1:$Stats.J$1048576];[.A15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</text:p>
          </table:table-cell>
          <table:table-cell table:formula="of:=COUNTIF([$Stats.I$1:$Stats.I$1048576];[.A16])+COUNTIF([$Stats.J$1:$Stats.J$1048576];[.A1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gon</text:p>
          </table:table-cell>
          <table:table-cell table:formula="of:=COUNTIF([$Stats.I$1:$Stats.I$1048576];[.A17])+COUNTIF([$Stats.J$1:$Stats.J$1048576];[.A1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k</text:p>
          </table:table-cell>
          <table:table-cell table:formula="of:=COUNTIF([$Stats.I$1:$Stats.I$1048576];[.A18])+COUNTIF([$Stats.J$1:$Stats.J$1048576];[.A18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ry</text:p>
          </table:table-cell>
          <table:table-cell table:formula="of:=COUNTIF([$Stats.I$1:$Stats.I$1048576];[.A19])+COUNTIF([$Stats.J$1:$Stats.J$1048576];[.A19])"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23:18:21.927628699</meta:creation-date>
    <dc:date>2022-09-16T01:40:03.689134446</dc:date>
    <meta:editing-duration>PT8H56M17S</meta:editing-duration>
    <meta:editing-cycles>43</meta:editing-cycles>
    <meta:generator>LibreOffice/7.3.5.2$Linux_X86_64 LibreOffice_project/30$Build-2</meta:generator>
    <meta:document-statistic meta:table-count="8" meta:cell-count="4719" meta:object-count="0"/>
  </office:meta>
</office:document-meta>
</file>